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SUM([.A1:.N1])" office:value-type="float" office:value="4">
            <text:p>4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SUM([.A2:.N2])" office:value-type="float" office:value="4">
            <text:p>4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SUM([.A3:.N3])" office:value-type="float" office:value="4">
            <text:p>4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/>
          <table:table-cell table:formula="of:=SUM([.A4:.N4])" office:value-type="float" office:value="0">
            <text:p>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SUM([.A5:.N5])" office:value-type="float" office:value="1">
            <text:p>1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SUM([.A6:.N6])" office:value-type="float" office:value="1">
            <text:p>1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SUM([.A7:.N7])" office:value-type="float" office:value="2">
            <text:p>2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SUM([.A8:.N8])" office:value-type="float" office:value="4">
            <text:p>4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SUM([.A9:.N9])" office:value-type="float" office:value="2">
            <text:p>2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SUM([.A10:.N10])" office:value-type="float" office:value="2">
            <text:p>2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/>
          <table:table-cell table:formula="of:=SUM([.A11:.N11])" office:value-type="float" office:value="0">
            <text:p>0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/>
          <table:table-cell table:formula="of:=SUM([.A12:.N12])" office:value-type="float" office:value="0">
            <text:p>0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/>
          <table:table-cell table:formula="of:=SUM([.A13:.N13])" office:value-type="float" office:value="0">
            <text:p>0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/>
          <table:table-cell table:formula="of:=SUM([.A14:.N14])" office:value-type="float" office:value="0">
            <text:p>0</text:p>
          </table:table-cell>
        </table:table-row>
        <table:table-row table:style-name="ro2">
          <table:table-cell table:number-columns-repeated="16"/>
        </table:table-row>
        <table:table-row table:style-name="ro2">
          <table:table-cell table:number-columns-repeated="15"/>
          <table:table-cell table:formula="of:=SUM([.P1:.P14])" office:value-type="float" office:value="24">
            <text:p>24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SUM([.A19:.N32])" office:value-type="float" office:value="24">
            <text:p>24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13:26:40</meta:creation-date>
    <dc:date>2013-06-20T20:34:40</dc:date>
    <meta:editing-duration>PT6M19S</meta:editing-duration>
    <meta:editing-cycles>1</meta:editing-cycles>
    <meta:document-statistic meta:table-count="1" meta:cell-count="408" meta:object-count="0"/>
    <meta:generator>LibreOffice/4.0.3.3$Linux_X86_64 LibreOffice_project/400m0$Build-3</meta:generator>
  </office:meta>
</office:document-meta>
</file>